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1cm" fo:margin-bottom="1.199cm" style:contextual-spacing="false" fo:text-align="center" style:justify-single-word="false"/>
      <style:text-properties fo:font-size="28pt" officeooo:rsid="001805b3" officeooo:paragraph-rsid="001805b3" style:font-size-asian="24.5pt" style:font-size-complex="28pt"/>
    </style:style>
    <style:style style:name="P2" style:family="paragraph" style:parent-style-name="Standard">
      <style:paragraph-properties fo:text-align="justify" style:justify-single-word="false"/>
      <style:text-properties officeooo:rsid="00197619" officeooo:paragraph-rsid="00197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RPG počítačová hra</text:p>
      <text:p text:style-name="P2">Zadáním je vytvořit systém pro online RPG videohru. Každý hráč si může vytvářet a upravovat hráčský profil, k němu může vytvářet libovolné množství postav a stejnými přístupovými informacemi může přistupovat k hernímu chatu, který je řešen jako separátní služba. Pro přístup k hernímu účtu bude použit email uživatele a heslo. Dále bude účet uchovávat informace o času vytvoření a uživatelovo nastavení ovládání hry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1805b3" officeooo:paragraph-rsid="001805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Hejna<text:tab/>Adam Třísk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7:38:04.451013073</meta:creation-date>
    <meta:generator>LibreOffice/24.8.3.2$Linux_X86_64 LibreOffice_project/48a6bac9e7e268aeb4c3483fcf825c94556d9f92</meta:generator>
    <dc:date>2024-12-09T18:10:41.271636624</dc:date>
    <meta:editing-duration>PT32M37S</meta:editing-duration>
    <meta:editing-cycles>2</meta:editing-cycles>
    <meta:document-statistic meta:table-count="0" meta:image-count="0" meta:object-count="0" meta:page-count="1" meta:paragraph-count="3" meta:word-count="71" meta:character-count="465" meta:non-whitespace-character-count="396"/>
  </office:meta>
</office:document-meta>
</file>